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205" officeooo:paragraph-rsid="000d3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3)</text:p>
      <text:p text:style-name="P1"/>
      <text:p text:style-name="P1"/>
      <text:p text:style-name="P1"/>
      <text:p text:style-name="P1">to see list of api services:</text:p>
      <text:p text:style-name="P1"><text:tab/>gcloud services list –available</text:p>
      <text:p text:style-name="P1">to see list of enables api services:</text:p>
      <text:p text:style-name="P1"><text:tab/>gcloud services list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1:11:58.046623346</meta:creation-date>
    <dc:date>2019-07-19T01:15:40.807170971</dc:date>
    <meta:editing-duration>PT3M43S</meta:editing-duration>
    <meta:editing-cycles>1</meta:editing-cycles>
    <meta:document-statistic meta:table-count="0" meta:image-count="0" meta:object-count="0" meta:page-count="1" meta:paragraph-count="5" meta:word-count="22" meta:character-count="129" meta:non-whitespace-character-count="109"/>
    <meta:generator>LibreOffice/6.0.3.2$Linux_X86_64 LibreOffice_project/00m0$Build-2</meta:generator>
  </office:meta>
</office:document-meta>
</file>